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1fb076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fb07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paragraph-rsid="001fb076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/>
      <style:text-properties officeooo:paragraph-rsid="0023c7ba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23c7ba"/>
    </style:style>
    <style:style style:name="P7" style:family="paragraph" style:parent-style-name="Standard">
      <style:paragraph-properties fo:line-height="115%"/>
      <style:text-properties officeooo:rsid="002433ac" officeooo:paragraph-rsid="002433ac"/>
    </style:style>
    <style:style style:name="P8" style:family="paragraph" style:parent-style-name="Standard" style:list-style-name="List_20_1">
      <style:paragraph-properties fo:line-height="150%" fo:text-align="justify" style:justify-single-word="false"/>
      <style:text-properties style:font-name="Liberation Serif" fo:font-size="12pt" fo:font-weight="normal" officeooo:paragraph-rsid="00135b97" style:font-size-asian="12pt" style:font-weight-asian="normal" style:font-size-complex="12pt" style:font-weight-complex="normal"/>
    </style:style>
    <style:style style:name="P9" style:family="paragraph" style:parent-style-name="Standard" style:list-style-name="List_20_1">
      <style:paragraph-properties fo:line-height="150%" fo:text-align="justify" style:justify-single-word="false"/>
      <style:text-properties style:font-name="Liberation Serif" fo:font-size="12pt" fo:font-weight="normal" officeooo:paragraph-rsid="001fb076" style:font-size-asian="12pt" style:font-weight-asian="normal" style:font-size-complex="12pt" style:font-weight-complex="normal"/>
    </style:style>
    <style:style style:name="P10" style:family="paragraph" style:parent-style-name="Standard" style:list-style-name="List_20_1">
      <style:paragraph-properties fo:line-height="150%" fo:text-align="justify" style:justify-single-word="false"/>
      <style:text-properties style:font-name="Liberation Serif" fo:font-size="12pt" officeooo:paragraph-rsid="00150ee2" style:font-size-asian="12pt" style:font-size-complex="12pt"/>
    </style:style>
    <style:style style:name="P11" style:family="paragraph" style:parent-style-name="Standard" style:list-style-name="List_20_1">
      <style:paragraph-properties fo:line-height="150%" fo:text-align="justify" style:justify-single-word="false"/>
      <style:text-properties style:font-name="Liberation Serif" fo:font-size="12pt" officeooo:paragraph-rsid="001fb076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35b97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en" fo:country="US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paragraph-rsid="00135b9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255b0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255b0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b9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5b97" style:font-weight-asian="normal" style:font-weight-complex="normal"/>
    </style:style>
    <style:style style:name="T5" style:family="text">
      <style:text-properties fo:font-weight="normal" officeooo:rsid="001fb076" style:font-weight-asian="normal" style:font-weight-complex="normal"/>
    </style:style>
    <style:style style:name="T6" style:family="text">
      <style:text-properties officeooo:rsid="001fb0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433ac"/>
    </style:style>
    <style:style style:name="T9" style:family="text">
      <style:text-properties officeooo:rsid="00243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rabambi, Samson Babatunde</text:p>
      <text:p text:style-name="P14"><text:span text:style-name="T5">4</text:span><text:span text:style-name="T4">,</text:span> <text:span text:style-name="T6">Olugbogi Street</text:span><text:span text:style-name="T2">, </text:span><text:span text:style-name="T6">NASU HQT</text:span><text:span text:style-name="T2">, </text:span><text:span text:style-name="T6">Bodija, Ibadan,</text:span><text:span text:style-name="T2"> </text:span><text:span text:style-name="T6">Oyo </text:span>State.</text:p>
      <text:p text:style-name="P14">(+234) 806 744 8847, <text:a xlink:type="simple" xlink:href="mailto:arababs2015@gmail.com" text:style-name="Internet_20_link" text:visited-style-name="Visited_20_Internet_20_Link">arababs2015@gmail.com</text:a></text:p>
      <text:p text:style-name="P14"/>
      <text:p text:style-name="P13"><text:span text:style-name="T1">CAREER OBJECTIVE:</text:span> To bring relief to where it is needed in my field and render pharmaceutical health care services to everyone irrespective of their age, status, color, language, religion, etc.</text:p>
      <text:p text:style-name="P13"/>
      <text:p text:style-name="P17">EDUCATIONAL BACKGROUND: </text:p>
      <text:p text:style-name="P13">Bachelor of Pharmacy, Obafemi Awolowo Univeristy, Ile-Ife, Osun State<text:tab/> <text:s text:c="2"/><text:tab/><text:tab/> <text:s text:c="4"/>2009 - 2016</text:p>
      <text:p text:style-name="P16">WORKING EXPERIENCE:</text:p>
      <text:list xml:id="list4200647634" text:style-name="List_20_1">
        <text:list-item>
          <text:p text:style-name="P8">Pharmacy manager, Sandlake Pharmacy, Gbaremu, Ibadan, Oyo state <text:tab/> <text:s text:c="11"/>Dec 2022 – Till date</text:p>
        </text:list-item>
        <text:list-item>
          <text:p text:style-name="P8">Pharmacist, ASEK Pharmacy, Orogun, Ibadan, Oyo state<text:tab/><text:tab/><text:tab/> <text:s text:c="8"/>Aug 2022 – Nov 2022</text:p>
        </text:list-item>
        <text:list-item>
          <text:p text:style-name="P8">Software Developer, HealthStack, Lagos<text:tab/><text:tab/><text:tab/><text:tab/><text:tab/> <text:s text:c="9"/>Jan 2022 – June 2022</text:p>
        </text:list-item>
        <text:list-item>
          <text:p text:style-name="P8">S/Pharmacist, Carehub P’ceutical Solutions, Oke Ado, Ibadan<text:tab/><text:tab/> <text:s text:c="10"/>Jan 2021 – Dec 2021</text:p>
        </text:list-item>
        <text:list-item>
          <text:p text:style-name="P8">Pharmacist, Trevin Pharmacy, Coca-cola, Sango, Ibadan<text:tab/><text:tab/><text:tab/> <text:s text:c="8"/>Aug 2019 – Nov 2019</text:p>
        </text:list-item>
        <text:list-item>
          <text:p text:style-name="P8">Corper Pharmacist, Cottage Hospital, Omadino, Warri, Delta state<text:tab/><text:tab/> <text:s text:c="8"/>Aug 2018 – July 2019</text:p>
        </text:list-item>
      </text:list>
      <text:p text:style-name="P2"><text:tab/>- Filled prescriptions and took Stocks of drugs in the pharmacy</text:p>
      <text:p text:style-name="P2"><text:tab/>- Purchase of Drugs</text:p>
      <text:p text:style-name="P2"><text:tab/>- Received Drugs from the state contributory health scheme</text:p>
      <text:p text:style-name="P2"><text:tab/>- Recorded Free Drugs dispensed to under five and pregnant women for state’s</text:p>
      <text:p text:style-name="P2"><text:tab/> <text:s text:c="2"/>statistics and records</text:p>
      <text:list xml:id="list115336273183775" text:continue-numbering="true" text:style-name="List_20_1">
        <text:list-item>
          <text:p text:style-name="P10">Intern Pharmacist, University College Hospital (UCH), Ibadan<text:tab/><text:tab/> <text:s text:c="21"/>Jan- Dec 2017</text:p>
        </text:list-item>
      </text:list>
      <text:p text:style-name="P2"><text:tab/>- Filled prescriptions and took Stocks of drugs in the pharmacy</text:p>
      <text:p text:style-name="P2"><text:tab/>- Compounded extemporaneous product</text:p>
      <text:p text:style-name="P2"><text:tab/>- Prepared liquid soap and hand sanitizer</text:p>
      <text:p text:style-name="P16">LEADERSHIP EXPERIENCE:</text:p>
      <text:list xml:id="list115336443419144" text:continue-numbering="true" text:style-name="List_20_1">
        <text:list-item>
          <text:p text:style-name="P10"><text:span text:style-name="T3">Chairman, Faculty of Pharmacy Maintenance committee, OAU <text:tab/><text:tab/> <text:s text:c="10"/></text:span>Sep 2015 – Apr 2016</text:p>
        </text:list-item>
      </text:list>
      <text:p text:style-name="P2"><text:tab/>- Fixed the equipment in the library through donations from students</text:p>
      <text:p text:style-name="P2"><text:tab/>- Effective supervision and daily operation of the library</text:p>
      <text:p text:style-name="P2"><text:span text:style-name="T1">SKILLS AND INTERESTS:</text:span> Drugs procurement, Drug price determination, General merchandise</text:p>
      <text:p text:style-name="P2">marketing, Information Technology</text:p>
      <text:p text:style-name="P2"><text:span text:style-name="T1">HOBBIES:</text:span> Reading, Football, Pharmtech</text:p>
      <text:p text:style-name="P2"><text:span text:style-name="T1">REFEREES:</text:span> It will be provided on request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76cm" fo:margin-right="1.6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6:03:53.723087276</meta:creation-date>
    <dc:date>2024-11-04T11:53:34.172318469</dc:date>
    <meta:editing-duration>PT1H15M49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64" meta:character-count="1903" meta:non-whitespace-character-count="1539"/>
  </office:meta>
</office:document-meta>
</file>